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.049cm" fo:text-indent="0cm" style:auto-text-indent="false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6" style:family="paragraph" style:parent-style-name="Standard" style:master-page-name="">
      <style:paragraph-properties fo:margin-left="11.001cm" fo:margin-right="0cm" fo:margin-top="0cm" fo:margin-bottom="0cm" loext:contextual-spacing="false" fo:line-height="100%" fo:orphans="2" fo:widows="2" fo:text-indent="0.079cm" style:auto-text-indent="false" style:page-number="auto" style:writing-mode="lr-tb">
        <style:tab-stops>
          <style:tab-stop style:position="1.482cm"/>
        </style:tab-stops>
      </style:paragraph-properties>
      <style:text-properties style:use-window-font-color="true"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079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079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rsid="001a44d6" officeooo:paragraph-rsid="001a44d6" style:font-size-asian="14pt" style:font-name-complex="Times New Roman" style:font-size-complex="14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orphans="2" fo:widows="2" fo:text-indent="0cm" style:auto-text-indent="false" style:writing-mode="lr-tb"/>
      <style:text-properties style:use-window-font-color="true"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style:font-size-asian="14pt" style:language-asian="zxx" style:country-asian="none" style:font-name-complex="Times New Roman" style:font-size-complex="14pt"/>
    </style:style>
    <style:style style:name="P11" style:family="paragraph" style:parent-style-name="Standard" style:master-page-name="">
      <style:paragraph-properties fo:margin-left="0cm" fo:margin-right="0.049cm" fo:margin-top="0cm" fo:margin-bottom="0.282cm" loext:contextual-spacing="false" fo:line-height="107%" fo:orphans="2" fo:widows="2" fo:text-indent="1.244cm" style:auto-text-indent="false" style:page-number="auto" style:writing-mode="lr-tb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2" style:family="paragraph" style:parent-style-name="Standard">
      <style:paragraph-properties fo:margin-left="0cm" fo:margin-right="0.049cm" fo:margin-top="0cm" fo:margin-bottom="0.282cm" loext:contextual-spacing="false" fo:line-height="107%" fo:orphans="2" fo:widows="2" fo:text-indent="1.244cm" style:auto-text-indent="false" style:writing-mode="lr-tb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3" style:family="paragraph" style:parent-style-name="Standard" style:master-page-name="">
      <style:paragraph-properties fo:margin-left="0cm" fo:margin-right="0.049cm" fo:margin-top="0cm" fo:margin-bottom="0.282cm" loext:contextual-spacing="false" fo:line-height="107%" fo:orphans="2" fo:widows="2" fo:text-indent="1.296cm" style:auto-text-indent="false" style:page-number="auto" style:writing-mode="lr-tb">
        <style:tab-stops>
          <style:tab-stop style:position="1.217cm"/>
        </style:tab-stops>
      </style:paragraph-properties>
      <style:text-properties style:font-name="Times New Roman" fo:font-size="15pt" fo:language="ru" fo:country="RU" style:font-size-asian="15pt" style:language-asian="zxx" style:country-asian="none" style:font-name-complex="Times New Roman" style:font-size-complex="15pt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17cm" style:auto-text-indent="false" style:page-number="auto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paragraph-rsid="001a44d6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17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paragraph-rsid="001a44d6" style:font-size-asian="14pt" style:font-name-complex="Times New Roman" style:font-size-complex="14pt"/>
    </style:style>
    <style:style style:name="P16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orphans="2" fo:widows="2" fo:text-indent="0cm" style:auto-text-indent="false" style:page-number="auto" style:writing-mode="lr-tb">
        <style:tab-stops>
          <style:tab-stop style:position="1.48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 style:list-style-name="L1">
      <style:paragraph-properties fo:margin-left="0cm" fo:margin-right="0.049cm" fo:margin-top="0cm" fo:margin-bottom="0.282cm" loext:contextual-spacing="false" fo:line-height="107%" fo:orphans="2" fo:widows="2" fo:text-indent="1.296cm" style:auto-text-indent="false" style:writing-mode="lr-tb">
        <style:tab-stops>
          <style:tab-stop style:position="1.217cm"/>
        </style:tab-stops>
      </style:paragraph-properties>
      <style:text-properties style:font-name="Times New Roman" fo:font-size="15pt" fo:language="ru" fo:country="RU" style:font-size-asian="15pt" style:language-asian="zxx" style:country-asian="none" style:font-name-complex="Times New Roman" style:font-size-complex="15pt"/>
    </style:style>
    <style:style style:name="T1" style:family="text">
      <style:text-properties fo:language="ru" fo:country="RU"/>
    </style:style>
    <style:style style:name="T2" style:family="text">
      <style:text-properties fo:color="#eeeeee"/>
    </style:style>
    <style:style style:name="T3" style:family="text">
      <style:text-properties style:use-window-font-color="tru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a44d6"/>
    </style:style>
    <style:style style:name="T6" style:family="text">
      <style:text-properties fo:language="en" fo:country="US" officeooo:rsid="001e0dbf"/>
    </style:style>
    <style:style style:name="T7" style:family="text">
      <style:text-properties officeooo:rsid="001a44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Начальнику <text:s/><text:span text:style-name="T2"><text:s text:c="4"/></text:span><text:span text:style-name="T3">общего отдела</text:span></text:p>
      <text:p text:style-name="P6">ООО «ЛОТЕС ТМ»</text:p>
      <text:p text:style-name="P9">Гудукиной Н.С.</text:p>
      <text:p text:style-name="P3"/>
      <text:p text:style-name="P2">Служебная записка <text:s/></text:p>
      <text:p text:style-name="P2"/>
      <text:p text:style-name="P14"><text:s/>Прошу приобрести комплектующие изделия для изготовления <text:span text:style-name="T7">опытного образца </text:span><text:s text:c="2"/><text:span text:style-name="T7">узла <text:s/>процессора ТГС Н2 </text:span><text:s/>МАВЦ.467291.01<text:span text:style-name="T7">3 </text:span></text:p>
      <text:p text:style-name="P15"><text:span text:style-name="T7">Количество комплектов: <text:s/>1 </text:span><text:span text:style-name="T5">(</text:span><text:span text:style-name="T7">один</text:span><text:span text:style-name="T5">)</text:span><text:span text:style-name="T7">.</text:span></text:p>
      <text:p text:style-name="P7"/>
      <text:p text:style-name="P7">В случае отсутствия в продаже элементов отечественного производства <text:span text:style-name="T7">с ВП <text:s text:c="3"/></text:span><text:s/>допускается их замена <text:span text:style-name="T7">на элементы с приемкой ОТК или </text:span>импортными аналогами из имеющихся на складе предприятия.</text:p>
      <text:p text:style-name="P7"/>
      <text:p text:style-name="P8"/>
      <text:p text:style-name="P4"/>
      <text:p text:style-name="P4"/>
      <text:p text:style-name="P10"/>
      <text:p text:style-name="P11">Начальник <text:span text:style-name="T1">ОРТС</text:span></text:p>
      <text:p text:style-name="P12"><text:tab/> <text:s text:c="5"/>________________ <text:s text:c="2"/>/ <text:span text:style-name="T1">Ю.Д.Крысин</text:span> / <text:s text:c="5"/></text:p>
      <text:p text:style-name="P5"/>
      <text:p text:style-name="P5"/>
      <text:p text:style-name="P13">Приложение: </text:p>
      <text:list xml:id="list1670343376" text:style-name="L1">
        <text:list-header>
          <text:p text:style-name="P17">Перечень* элементов — <text:span text:style-name="T6">4</text:span> листа.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*<text:span text:style-name="T7">Позиции, отмеченные в приложении желтым цветом, <text:s/>уже были приобретены ране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18-04-03T18:50:26.646000000</dc:date>
    <meta:print-date>2016-09-20T12:46:40.62</meta:print-date>
    <meta:editing-cycles>32</meta:editing-cycles>
    <meta:editing-duration>PT12H19M28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3" meta:word-count="75" meta:character-count="592" meta:non-whitespace-character-count="494"/>
  </office:meta>
</office:document-meta>
</file>